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language="en" fo:country="US"/>
    </style:style>
    <style:style style:name="T3" style:parent-style-name="Lienhypertexte" style:family="text">
      <style:text-properties fo:language="en" fo:country="US"/>
    </style:style>
    <style:style style:name="T4" style:parent-style-name="Policepardéfaut" style:family="text">
      <style:text-properties fo:language="en" fo:country="US"/>
    </style:style>
    <style:style style:name="T5" style:parent-style-name="Policepardéfaut" style:family="text">
      <style:text-properties fo:language="en" fo:country="US"/>
    </style:style>
    <style:style style:name="T6" style:parent-style-name="Lienhypertexte" style:family="text">
      <style:text-properties fo:language="en" fo:country="US"/>
    </style:style>
    <style:style style:name="T7" style:parent-style-name="Policepardéfaut" style:family="text">
      <style:text-properties fo:language="en" fo:country="US"/>
    </style:style>
    <style:style style:name="T8" style:parent-style-name="Lienhypertexte" style:family="text">
      <style:text-properties fo:language="en" fo:country="US"/>
    </style:style>
    <style:style style:name="T9" style:parent-style-name="Policepardéfaut" style:family="text">
      <style:text-properties fo:language="en" fo:country="US"/>
    </style:style>
    <style:style style:name="T10" style:parent-style-name="Lienhypertexte" style:family="text">
      <style:text-properties fo:language="en" fo:country="US"/>
    </style:style>
    <style:style style:name="T11" style:parent-style-name="Policepardéfaut" style:family="text">
      <style:text-properties fo:language="en" fo:country="US"/>
    </style:style>
    <style:style style:name="T12" style:parent-style-name="Lienhypertexte" style:family="text">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Lienhypertexte" style:family="text">
      <style:text-properties fo:language="en" fo:country="US"/>
    </style:style>
    <style:style style:name="T16" style:parent-style-name="Policepardéfaut" style:family="text">
      <style:text-properties fo:language="en" fo:country="US"/>
    </style:style>
    <style:style style:name="T17" style:parent-style-name="Lienhypertexte" style:family="text">
      <style:text-properties fo:language="en" fo:country="US"/>
    </style:style>
    <style:style style:name="T18" style:parent-style-name="Policepardéfaut" style:family="text">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office:automatic-styles>
  <office:body>
    <office:text text:use-soft-page-breaks="true">
      <text:p text:style-name="P1"><text:span text:style-name="T2">From :<text:s/></text:span><text:a xlink:href="mailto:benie.kimpuela@epitech.eu" office:target-frame-name="_top" xlink:show="replace"><text:span text:style-name="T3">benie.kimpuela@epitech.eu</text:span></text:a><text:span text:style-name="T4"><text:s/></text:span></text:p>
      <text:p text:style-name="Normal"><text:span text:style-name="T5">To :<text:s/></text:span><text:a xlink:href="mailto:sophie.software_graphics@epitech.eu" office:target-frame-name="_top" xlink:show="replace"><text:span text:style-name="T6">sophie.software_graphics@epitech.eu</text:span></text:a><text:span text:style-name="T7">;<text:s/></text:span><text:a xlink:href="mailto:alex.harware@epitech.eu" office:target-frame-name="_top" xlink:show="replace"><text:span text:style-name="T8">alex.harware@epitech.eu</text:span></text:a><text:span text:style-name="T9">;<text:s/></text:span><text:a xlink:href="mailto:alexandra.software@epitech.eu" office:target-frame-name="_top" xlink:show="replace"><text:span text:style-name="T10">alexandra.software@epitech.eu</text:span></text:a><text:span text:style-name="T11"> ;<text:s/></text:span><text:a xlink:href="mailto:lorny.software@epitech.eu" office:target-frame-name="_top" xlink:show="replace"><text:span text:style-name="T12">lorny.software@epitech.eu</text:span></text:a><text:span text:style-name="T13"><text:s/></text:span></text:p>
      <text:p text:style-name="Normal"><text:span text:style-name="T14">CC :<text:s/></text:span><text:a xlink:href="mailto:christian.rizk@epitech.eu" office:target-frame-name="_top" xlink:show="replace"><text:span text:style-name="T15">christian.rizk@epitech.eu</text:span></text:a><text:span text:style-name="T16">;<text:s/></text:span><text:a xlink:href="mailto:bandiougou.traore@epitech.eu" office:target-frame-name="_top" xlink:show="replace"><text:span text:style-name="T17">bandiougou.traore@epitech.eu</text:span></text:a><text:span text:style-name="T18"><text:s/></text:span></text:p>
      <text:p text:style-name="P19">Object : Budget.pdf</text:p>
      <text:p text:style-name="P20">Sudject : Iron Man Suit-Budget request and explanations</text:p>
      <text:p text:style-name="P21"/>
      <text:p text:style-name="P22">Dear Lorny,</text:p>
      <text:p text:style-name="P23">You will find an attached to this mail, the detailed budget request that we would like to submit to you for the Iron Man Suit Project. I am aware that this amount of money might seem a lot, and it is. But it is not only justified, but also worthy.</text:p>
      <text:p text:style-name="P24">Since the Hub doesn’t have the technology that we need, so we need to buy the materials that would have been <text:s/>provided otherwise. I know that this is not he major part of the budget, and I know that you understand it. Now, let me explain why we absolutely need this.<text:s/></text:p>
      <text:p text:style-name="P25">First thing, we will build different prototypes of the suit, so the hardware cost will of course be <text:s/>multiplied. This is a necessary step in order to foresee most of the problems that could arise with the real suit, as I am sure you understand.</text:p>
      <text:p text:style-name="P26">Secondly, the suit is made of many elements, including external ones as well (such as the thrusters). <text:s/>This means more parts to print, and thus, more costs. For the hardware part, we also need to include the salary of our hardware engineer.</text:p>
      <text:p text:style-name="P27">Of course, the hardware is not the main reason why we need money. Since the suit will be partly robotized , we need to develop the software that will handle this. Since our software team is composed of a confirmed engineer and a Tek5, they represent the highest salaries among the team. To develop this software, we of course need powerful computers, which are also a part of the cost.</text:p>
      <text:p text:style-name="P28">Since we will handle the shipment and transport ourselves, we also need more money to conduct <text:s/>testing phases in order to choose which materials and means of transport that we are going to use.</text:p>
      <text:p text:style-name="P29">If we consider the salaries, the software, the hardware, the prototypes, the tests and the shipment, you’ll understand why we need this amount of money. Also, let’s not forget that we also need to pay ourselves.</text:p>
      <text:p text:style-name="P30">Waiting for your answer and hoping you will understand, I wish you an excellent continuation.</text:p>
      <text:p text:style-name="P31"/>
      <text:p text:style-name="P32">Benie Kimpuela</text:p>
      <text:p text:style-name="P33">Product Owner<text:s/></text:p>
      <text:p text:style-name="P34">Epitech</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2%"/>
      <style:text-properties style:font-name="Calibri" style:font-name-asian="Calibri" style:font-name-complex="Times New Roman"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nie Kimpuela</meta:initial-creator>
    <dc:creator>Benie Kimpuela</dc:creator>
    <meta:creation-date>2022-11-06T01:27:00Z</meta:creation-date>
    <dc:date>2022-11-06T01:29:00Z</dc:date>
    <meta:template xlink:href="Normal.dotm" xlink:type="simple"/>
    <meta:editing-cycles>1</meta:editing-cycles>
    <meta:editing-duration>PT120S</meta:editing-duration>
    <meta:document-statistic meta:page-count="1" meta:paragraph-count="5" meta:word-count="399" meta:character-count="2592" meta:row-count="18" meta:non-whitespace-character-count="2198"/>
  </office:meta>
</office:document-meta>
</file>